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52a" officeooo:paragraph-rsid="00191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y very activ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0:20.523688770</meta:creation-date>
    <meta:generator>LibreOffice/6.4.7.2$Linux_X86_64 LibreOffice_project/40$Build-2</meta:generator>
    <dc:date>2021-10-29T15:14:59.126734297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